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21.95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table:style-name="ce1" office:value-type="string" calcext:value-type="string">
            <text:p>accepter les demandes de contacts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liste des contacts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signaler un changemen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4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4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2" table:number-rows-repeated="104849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1.2.3$Linux_X86_64 LibreOffice_project/410m0$Build-3</meta:generator>
    <dc:date>2013-12-10T07:10:03.275979238</dc:date>
    <meta:editing-duration>P2DT20H39M33S</meta:editing-duration>
    <meta:editing-cycles>25</meta:editing-cycles>
    <meta:document-statistic meta:table-count="3" meta:cell-count="152" meta:object-count="0"/>
  </office:meta>
</office:document-meta>
</file>